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1366" officeooo:paragraph-rsid="00041366"/>
    </style:style>
    <style:style style:name="P2" style:family="paragraph" style:parent-style-name="Standard">
      <style:text-properties officeooo:rsid="00050d61" officeooo:paragraph-rsid="00050d61"/>
    </style:style>
    <style:style style:name="P3" style:family="paragraph" style:parent-style-name="Standard">
      <style:text-properties officeooo:rsid="00055eab" officeooo:paragraph-rsid="00055eab"/>
    </style:style>
    <style:style style:name="P4" style:family="paragraph" style:parent-style-name="Standard">
      <style:text-properties officeooo:rsid="000673b7" officeooo:paragraph-rsid="000673b7"/>
    </style:style>
    <style:style style:name="P5" style:family="paragraph" style:parent-style-name="Standard">
      <style:text-properties officeooo:rsid="000673b7" officeooo:paragraph-rsid="0008a24a"/>
    </style:style>
    <style:style style:name="P6" style:family="paragraph" style:parent-style-name="Standard">
      <style:text-properties officeooo:rsid="0008a24a" officeooo:paragraph-rsid="0008a24a"/>
    </style:style>
    <style:style style:name="P7" style:family="paragraph" style:parent-style-name="Standard">
      <style:text-properties fo:font-weight="bold" officeooo:rsid="00041366" officeooo:paragraph-rsid="00041366" style:font-weight-asian="bold" style:font-weight-complex="bold"/>
    </style:style>
    <style:style style:name="P8" style:family="paragraph" style:parent-style-name="Standard">
      <style:text-properties fo:font-weight="bold" officeooo:rsid="00090d6f" officeooo:paragraph-rsid="00090d6f" style:font-weight-asian="bold" style:font-weight-complex="bold"/>
    </style:style>
    <style:style style:name="P9" style:family="paragraph" style:parent-style-name="Standard">
      <style:text-properties fo:font-weight="bold" officeooo:rsid="00090d6f" officeooo:paragraph-rsid="0033f247" style:font-weight-asian="bold" style:font-weight-complex="bold"/>
    </style:style>
    <style:style style:name="P10" style:family="paragraph" style:parent-style-name="Standard">
      <style:text-properties fo:font-weight="bold" officeooo:rsid="00050d61" officeooo:paragraph-rsid="00050d61" style:font-weight-asian="bold" style:font-weight-complex="bold"/>
    </style:style>
    <style:style style:name="P11" style:family="paragraph" style:parent-style-name="Standard">
      <style:text-properties fo:font-weight="bold" officeooo:rsid="000eb6af" officeooo:paragraph-rsid="000eb6af" style:font-weight-asian="bold" style:font-weight-complex="bold"/>
    </style:style>
    <style:style style:name="P12" style:family="paragraph" style:parent-style-name="Standard">
      <style:text-properties fo:font-weight="bold" officeooo:rsid="001311ad" officeooo:paragraph-rsid="001311ad" style:font-weight-asian="bold" style:font-weight-complex="bold"/>
    </style:style>
    <style:style style:name="P13" style:family="paragraph" style:parent-style-name="Standard">
      <style:text-properties fo:font-weight="bold" officeooo:rsid="001311ad" officeooo:paragraph-rsid="0014cf21" style:font-weight-asian="bold" style:font-weight-complex="bold"/>
    </style:style>
    <style:style style:name="P14" style:family="paragraph" style:parent-style-name="Standard">
      <style:text-properties fo:font-weight="bold" officeooo:rsid="001cceb3" officeooo:paragraph-rsid="001cceb3" style:font-weight-asian="bold" style:font-weight-complex="bold"/>
    </style:style>
    <style:style style:name="P15" style:family="paragraph" style:parent-style-name="Standard">
      <style:text-properties fo:font-weight="bold" officeooo:rsid="001cceb3" officeooo:paragraph-rsid="0033f247" style:font-weight-asian="bold" style:font-weight-complex="bold"/>
    </style:style>
    <style:style style:name="P16" style:family="paragraph" style:parent-style-name="Standard">
      <style:text-properties fo:font-weight="bold" officeooo:rsid="001e3792" officeooo:paragraph-rsid="001e3792" style:font-weight-asian="bold" style:font-weight-complex="bold"/>
    </style:style>
    <style:style style:name="P17" style:family="paragraph" style:parent-style-name="Standard">
      <style:text-properties fo:font-weight="bold" officeooo:rsid="001e3792" officeooo:paragraph-rsid="0034edc8" style:font-weight-asian="bold" style:font-weight-complex="bold"/>
    </style:style>
    <style:style style:name="P18" style:family="paragraph" style:parent-style-name="Standard">
      <style:text-properties fo:font-weight="bold" officeooo:rsid="00272608" officeooo:paragraph-rsid="00272608" style:font-weight-asian="bold" style:font-weight-complex="bold"/>
    </style:style>
    <style:style style:name="P19" style:family="paragraph" style:parent-style-name="Standard">
      <style:text-properties fo:font-weight="bold" officeooo:rsid="0034edc8" officeooo:paragraph-rsid="0034edc8" style:font-weight-asian="bold" style:font-weight-complex="bold"/>
    </style:style>
    <style:style style:name="P20" style:family="paragraph" style:parent-style-name="Standard">
      <style:text-properties fo:font-weight="bold" officeooo:rsid="0020086f" officeooo:paragraph-rsid="001e6425" style:font-weight-asian="bold" style:font-weight-complex="bold"/>
    </style:style>
    <style:style style:name="P21" style:family="paragraph" style:parent-style-name="Standard">
      <style:text-properties fo:font-weight="bold" officeooo:rsid="0037252a" officeooo:paragraph-rsid="0037252a" style:font-weight-asian="bold" style:font-weight-complex="bold"/>
    </style:style>
    <style:style style:name="P22" style:family="paragraph" style:parent-style-name="Standard">
      <style:text-properties fo:font-weight="bold" officeooo:rsid="0037252a" officeooo:paragraph-rsid="0039563c" style:font-weight-asian="bold" style:font-weight-complex="bold"/>
    </style:style>
    <style:style style:name="P23" style:family="paragraph" style:parent-style-name="Standard">
      <style:text-properties fo:font-weight="bold" officeooo:rsid="003ab8fb" officeooo:paragraph-rsid="003ab8fb" style:font-weight-asian="bold" style:font-weight-complex="bold"/>
    </style:style>
    <style:style style:name="P24" style:family="paragraph" style:parent-style-name="Standard">
      <style:text-properties officeooo:rsid="00090d6f" officeooo:paragraph-rsid="00090d6f"/>
    </style:style>
    <style:style style:name="P25" style:family="paragraph" style:parent-style-name="Standard">
      <style:text-properties fo:font-weight="normal" officeooo:rsid="00090d6f" officeooo:paragraph-rsid="00090d6f" style:font-weight-asian="normal" style:font-weight-complex="normal"/>
    </style:style>
    <style:style style:name="P26" style:family="paragraph" style:parent-style-name="Standard">
      <style:text-properties fo:font-weight="normal" officeooo:rsid="00090d6f" officeooo:paragraph-rsid="0033f247" style:font-weight-asian="normal" style:font-weight-complex="normal"/>
    </style:style>
    <style:style style:name="P27" style:family="paragraph" style:parent-style-name="Standard">
      <style:text-properties fo:font-weight="normal" officeooo:rsid="0009af43" officeooo:paragraph-rsid="0009af43" style:font-weight-asian="normal" style:font-weight-complex="normal"/>
    </style:style>
    <style:style style:name="P28" style:family="paragraph" style:parent-style-name="Standard">
      <style:text-properties fo:font-weight="normal" officeooo:rsid="0009af43" officeooo:paragraph-rsid="0033f247" style:font-weight-asian="normal" style:font-weight-complex="normal"/>
    </style:style>
    <style:style style:name="P29" style:family="paragraph" style:parent-style-name="Standard">
      <style:text-properties fo:font-weight="normal" officeooo:rsid="000cc265" officeooo:paragraph-rsid="000cc265" style:font-weight-asian="normal" style:font-weight-complex="normal"/>
    </style:style>
    <style:style style:name="P30" style:family="paragraph" style:parent-style-name="Standard">
      <style:text-properties fo:font-weight="normal" officeooo:rsid="001cceb3" officeooo:paragraph-rsid="001cceb3" style:font-weight-asian="normal" style:font-weight-complex="normal"/>
    </style:style>
    <style:style style:name="P31" style:family="paragraph" style:parent-style-name="Standard">
      <style:text-properties fo:font-weight="normal" officeooo:rsid="001cceb3" officeooo:paragraph-rsid="0033f247" style:font-weight-asian="normal" style:font-weight-complex="normal"/>
    </style:style>
    <style:style style:name="P32" style:family="paragraph" style:parent-style-name="Standard">
      <style:text-properties fo:font-weight="normal" officeooo:rsid="0020086f" officeooo:paragraph-rsid="0020086f" style:font-weight-asian="normal" style:font-weight-complex="normal"/>
    </style:style>
    <style:style style:name="P33" style:family="paragraph" style:parent-style-name="Standard">
      <style:text-properties fo:font-weight="normal" officeooo:rsid="0020086f" officeooo:paragraph-rsid="00240d6f" style:font-weight-asian="normal" style:font-weight-complex="normal"/>
    </style:style>
    <style:style style:name="P34" style:family="paragraph" style:parent-style-name="Standard">
      <style:text-properties fo:font-weight="normal" officeooo:rsid="0022f9a2" officeooo:paragraph-rsid="0022f9a2" style:font-weight-asian="normal" style:font-weight-complex="normal"/>
    </style:style>
    <style:style style:name="P35" style:family="paragraph" style:parent-style-name="Standard">
      <style:text-properties fo:font-weight="normal" officeooo:rsid="0022f9a2" officeooo:paragraph-rsid="00215191" style:font-weight-asian="normal" style:font-weight-complex="normal"/>
    </style:style>
    <style:style style:name="P36" style:family="paragraph" style:parent-style-name="Standard">
      <style:text-properties fo:font-weight="normal" officeooo:rsid="00272608" officeooo:paragraph-rsid="00272608" style:font-weight-asian="normal" style:font-weight-complex="normal"/>
    </style:style>
    <style:style style:name="P37" style:family="paragraph" style:parent-style-name="Standard">
      <style:text-properties fo:font-weight="normal" officeooo:rsid="001e3792" officeooo:paragraph-rsid="001e3792" style:font-weight-asian="normal" style:font-weight-complex="normal"/>
    </style:style>
    <style:style style:name="P38" style:family="paragraph" style:parent-style-name="Standard">
      <style:text-properties fo:font-weight="normal" officeooo:rsid="001e3792" officeooo:paragraph-rsid="0034edc8" style:font-weight-asian="normal" style:font-weight-complex="normal"/>
    </style:style>
    <style:style style:name="P39" style:family="paragraph" style:parent-style-name="Standard">
      <style:text-properties fo:font-weight="normal" officeooo:rsid="002dee17" officeooo:paragraph-rsid="002e9118" style:font-weight-asian="normal" style:font-weight-complex="normal"/>
    </style:style>
    <style:style style:name="P40" style:family="paragraph" style:parent-style-name="Standard">
      <style:text-properties fo:font-weight="normal" officeooo:rsid="0034edc8" officeooo:paragraph-rsid="0036565b" style:font-weight-asian="normal" style:font-weight-complex="normal"/>
    </style:style>
    <style:style style:name="P41" style:family="paragraph" style:parent-style-name="Standard">
      <style:text-properties fo:font-weight="normal" officeooo:rsid="0037252a" officeooo:paragraph-rsid="0037252a" style:font-weight-asian="normal" style:font-weight-complex="normal"/>
    </style:style>
    <style:style style:name="P42" style:family="paragraph" style:parent-style-name="Standard">
      <style:text-properties fo:font-weight="normal" officeooo:rsid="0037252a" officeooo:paragraph-rsid="003ab8fb" style:font-weight-asian="normal" style:font-weight-complex="normal"/>
    </style:style>
    <style:style style:name="P43" style:family="paragraph" style:parent-style-name="Standard">
      <style:text-properties fo:font-weight="normal" officeooo:rsid="0039563c" officeooo:paragraph-rsid="0039563c" style:font-weight-asian="normal" style:font-weight-complex="normal"/>
    </style:style>
    <style:style style:name="P44" style:family="paragraph" style:parent-style-name="Standard">
      <style:text-properties fo:font-weight="normal" officeooo:rsid="003ab8fb" officeooo:paragraph-rsid="003ab8fb" style:font-weight-asian="normal" style:font-weight-complex="normal"/>
    </style:style>
    <style:style style:name="P45" style:family="paragraph" style:parent-style-name="Standard">
      <style:text-properties fo:font-weight="normal" officeooo:rsid="003bb092" officeooo:paragraph-rsid="003bb092" style:font-weight-asian="normal" style:font-weight-complex="normal"/>
    </style:style>
    <style:style style:name="P46" style:family="paragraph" style:parent-style-name="Standard">
      <style:text-properties officeooo:rsid="0017f78b" officeooo:paragraph-rsid="0017f78b"/>
    </style:style>
    <style:style style:name="P47" style:family="paragraph" style:parent-style-name="Standard">
      <style:text-properties officeooo:rsid="0018ff26" officeooo:paragraph-rsid="0018ff26"/>
    </style:style>
    <style:style style:name="P48" style:family="paragraph" style:parent-style-name="Standard">
      <style:text-properties officeooo:rsid="0019f615" officeooo:paragraph-rsid="0019f615"/>
    </style:style>
    <style:style style:name="P49" style:family="paragraph" style:parent-style-name="Standard">
      <style:text-properties officeooo:rsid="001be041" officeooo:paragraph-rsid="001be041"/>
    </style:style>
    <style:style style:name="P50" style:family="paragraph" style:parent-style-name="Standard">
      <style:text-properties officeooo:rsid="001e3792" officeooo:paragraph-rsid="0020086f"/>
    </style:style>
    <style:style style:name="P51" style:family="paragraph" style:parent-style-name="Standard">
      <style:text-properties officeooo:rsid="00272608" officeooo:paragraph-rsid="00272608"/>
    </style:style>
    <style:style style:name="P52" style:family="paragraph" style:parent-style-name="Standard">
      <style:text-properties officeooo:rsid="002a3b59" officeooo:paragraph-rsid="002a3b59"/>
    </style:style>
    <style:style style:name="P53" style:family="paragraph" style:parent-style-name="Standard">
      <style:text-properties officeooo:paragraph-rsid="00240d6f"/>
    </style:style>
    <style:style style:name="P54" style:family="paragraph" style:parent-style-name="Standard">
      <style:text-properties officeooo:paragraph-rsid="002cfc8e"/>
    </style:style>
    <style:style style:name="P55" style:family="paragraph" style:parent-style-name="Standard">
      <style:text-properties officeooo:paragraph-rsid="002d8bc8"/>
    </style:style>
    <style:style style:name="P56" style:family="paragraph" style:parent-style-name="Standard">
      <style:text-properties officeooo:rsid="002dee17" officeooo:paragraph-rsid="002e9118"/>
    </style:style>
    <style:style style:name="P57" style:family="paragraph" style:parent-style-name="Standard">
      <style:text-properties officeooo:rsid="00329d97" officeooo:paragraph-rsid="00329d97"/>
    </style:style>
    <style:style style:name="P58" style:family="paragraph" style:parent-style-name="Standard">
      <style:text-properties officeooo:rsid="0033f247" officeooo:paragraph-rsid="0033f247"/>
    </style:style>
    <style:style style:name="P59" style:family="paragraph" style:parent-style-name="Standard">
      <style:text-properties officeooo:rsid="0020086f" officeooo:paragraph-rsid="0034edc8"/>
    </style:style>
    <style:style style:name="P60" style:family="paragraph" style:parent-style-name="Standard" style:list-style-name="L1">
      <style:text-properties officeooo:rsid="00041366" officeooo:paragraph-rsid="00041366"/>
    </style:style>
    <style:style style:name="P61" style:family="paragraph" style:parent-style-name="Standard" style:list-style-name="L1">
      <style:text-properties officeooo:rsid="00329d97" officeooo:paragraph-rsid="00329d97"/>
    </style:style>
    <style:style style:name="P62" style:family="paragraph" style:parent-style-name="Standard" style:list-style-name="L2">
      <style:text-properties officeooo:rsid="00329d97" officeooo:paragraph-rsid="00329d97"/>
    </style:style>
    <style:style style:name="P63" style:family="paragraph" style:parent-style-name="Standard">
      <style:text-properties fo:font-weight="bold" officeooo:rsid="00050d61" officeooo:paragraph-rsid="00050d61" style:font-weight-asian="bold" style:font-weight-complex="bold"/>
    </style:style>
    <style:style style:name="P64" style:family="paragraph" style:parent-style-name="Standard">
      <style:text-properties fo:font-weight="bold" officeooo:rsid="003bb092" officeooo:paragraph-rsid="003bb092" style:font-weight-asian="bold" style:font-weight-complex="bold"/>
    </style:style>
    <style:style style:name="P65" style:family="paragraph" style:parent-style-name="Standard">
      <style:text-properties fo:font-weight="bold" officeooo:rsid="0037252a" officeooo:paragraph-rsid="0037252a" style:font-weight-asian="bold" style:font-weight-complex="bold"/>
    </style:style>
    <style:style style:name="P66" style:family="paragraph" style:parent-style-name="Standard" style:list-style-name="L2">
      <style:text-properties officeooo:rsid="0033f247" officeooo:paragraph-rsid="0033f247"/>
    </style:style>
    <style:style style:name="P67" style:family="paragraph" style:parent-style-name="Standard" style:list-style-name="L3">
      <style:text-properties fo:font-weight="normal" officeooo:rsid="00090d6f" officeooo:paragraph-rsid="0033f247" style:font-weight-asian="normal" style:font-weight-complex="normal"/>
    </style:style>
    <style:style style:name="P68" style:family="paragraph" style:parent-style-name="Standard" style:list-style-name="L3">
      <style:text-properties fo:font-weight="normal" officeooo:rsid="00090d6f" officeooo:paragraph-rsid="00090d6f" style:font-weight-asian="normal" style:font-weight-complex="normal"/>
    </style:style>
    <style:style style:name="P69" style:family="paragraph" style:parent-style-name="Standard" style:list-style-name="L3">
      <style:text-properties fo:font-weight="normal" officeooo:rsid="0009af43" officeooo:paragraph-rsid="0033f247" style:font-weight-asian="normal" style:font-weight-complex="normal"/>
    </style:style>
    <style:style style:name="P70" style:family="paragraph" style:parent-style-name="Standard" style:list-style-name="L3">
      <style:text-properties fo:font-weight="normal" officeooo:rsid="0009af43" officeooo:paragraph-rsid="0009af43" style:font-weight-asian="normal" style:font-weight-complex="normal"/>
    </style:style>
    <style:style style:name="P71" style:family="paragraph" style:parent-style-name="Standard">
      <style:text-properties fo:font-weight="normal" officeooo:rsid="0034edc8" officeooo:paragraph-rsid="0034edc8" style:font-weight-asian="normal" style:font-weight-complex="normal"/>
    </style:style>
    <style:style style:name="P72" style:family="paragraph" style:parent-style-name="Standard">
      <style:text-properties fo:font-weight="normal" officeooo:rsid="0036565b" officeooo:paragraph-rsid="0036565b" style:font-weight-asian="normal" style:font-weight-complex="normal"/>
    </style:style>
    <style:style style:name="P73" style:family="paragraph" style:parent-style-name="Standard" style:list-style-name="L4">
      <style:text-properties fo:font-weight="normal" officeooo:rsid="00386eee" officeooo:paragraph-rsid="00386eee" style:font-weight-asian="normal" style:font-weight-complex="normal"/>
    </style:style>
    <style:style style:name="P74" style:family="paragraph" style:parent-style-name="Standard" style:list-style-name="L4">
      <style:text-properties fo:font-weight="normal" officeooo:rsid="0039563c" officeooo:paragraph-rsid="0039563c" style:font-weight-asian="normal" style:font-weight-complex="normal"/>
    </style:style>
    <style:style style:name="P75" style:family="paragraph" style:parent-style-name="Standard" style:list-style-name="L5">
      <style:text-properties fo:font-weight="normal" officeooo:rsid="003ab8fb" officeooo:paragraph-rsid="003ab8fb" style:font-weight-asian="normal" style:font-weight-complex="normal"/>
    </style:style>
    <style:style style:name="P76" style:family="paragraph" style:parent-style-name="Standard">
      <style:text-properties fo:font-weight="normal" officeooo:rsid="003ab8fb" officeooo:paragraph-rsid="003ab8fb" style:font-weight-asian="normal" style:font-weight-complex="normal"/>
    </style:style>
    <style:style style:name="P77" style:family="paragraph" style:parent-style-name="Standard" style:list-style-name="L6">
      <style:text-properties officeooo:rsid="00055eab" officeooo:paragraph-rsid="00055eab"/>
    </style:style>
    <style:style style:name="P78" style:family="paragraph" style:parent-style-name="Standard" style:list-style-name="L7">
      <style:text-properties officeooo:rsid="00055eab" officeooo:paragraph-rsid="00055eab"/>
    </style:style>
    <style:style style:name="P79" style:family="paragraph" style:parent-style-name="Standard" style:list-style-name="L8">
      <style:text-properties officeooo:rsid="00055eab" officeooo:paragraph-rsid="00055eab"/>
    </style:style>
    <style:style style:name="T1" style:family="text">
      <style:text-properties officeooo:rsid="00050d61"/>
    </style:style>
    <style:style style:name="T2" style:family="text">
      <style:text-properties officeooo:rsid="00066dd9"/>
    </style:style>
    <style:style style:name="T3" style:family="text">
      <style:text-properties officeooo:rsid="0006f53b"/>
    </style:style>
    <style:style style:name="T4" style:family="text">
      <style:text-properties officeooo:rsid="0008a24a"/>
    </style:style>
    <style:style style:name="T5" style:family="text">
      <style:text-properties officeooo:rsid="00090d6f"/>
    </style:style>
    <style:style style:name="T6" style:family="text">
      <style:text-properties officeooo:rsid="0009af43"/>
    </style:style>
    <style:style style:name="T7" style:family="text">
      <style:text-properties officeooo:rsid="0014cf21"/>
    </style:style>
    <style:style style:name="T8" style:family="text">
      <style:text-properties officeooo:rsid="001c0a8e"/>
    </style:style>
    <style:style style:name="T9" style:family="text">
      <style:text-properties officeooo:rsid="001e3792"/>
    </style:style>
    <style:style style:name="T10" style:family="text">
      <style:text-properties fo:font-weight="normal" style:font-weight-asian="normal" style:font-weight-complex="normal"/>
    </style:style>
    <style:style style:name="T11" style:family="text">
      <style:text-properties fo:font-weight="normal" officeooo:rsid="001e6425" style:font-weight-asian="normal" style:font-weight-complex="normal"/>
    </style:style>
    <style:style style:name="T12" style:family="text">
      <style:text-properties fo:font-weight="normal" officeooo:rsid="00286491" style:font-weight-asian="normal" style:font-weight-complex="normal"/>
    </style:style>
    <style:style style:name="T13" style:family="text">
      <style:text-properties fo:font-weight="normal" officeooo:rsid="002902b4" style:font-weight-asian="normal" style:font-weight-complex="normal"/>
    </style:style>
    <style:style style:name="T14" style:family="text">
      <style:text-properties fo:font-weight="normal" officeooo:rsid="00240d6f" style:font-weight-asian="normal" style:font-weight-complex="normal"/>
    </style:style>
    <style:style style:name="T15" style:family="text">
      <style:text-properties fo:font-weight="normal" officeooo:rsid="002c3e98" style:font-weight-asian="normal" style:font-weight-complex="normal"/>
    </style:style>
    <style:style style:name="T16" style:family="text">
      <style:text-properties fo:font-weight="normal" officeooo:rsid="002cd317" style:font-weight-asian="normal" style:font-weight-complex="normal"/>
    </style:style>
    <style:style style:name="T17" style:family="text">
      <style:text-properties fo:font-weight="normal" officeooo:rsid="002cfc8e" style:font-weight-asian="normal" style:font-weight-complex="normal"/>
    </style:style>
    <style:style style:name="T18" style:family="text">
      <style:text-properties fo:font-weight="normal" officeooo:rsid="002d8bc8" style:font-weight-asian="normal" style:font-weight-complex="normal"/>
    </style:style>
    <style:style style:name="T19" style:family="text">
      <style:text-properties fo:font-weight="normal" officeooo:rsid="0034edc8" style:font-weight-asian="normal" style:font-weight-complex="normal"/>
    </style:style>
    <style:style style:name="T20" style:family="text">
      <style:text-properties officeooo:rsid="001e6425"/>
    </style:style>
    <style:style style:name="T21" style:family="text">
      <style:text-properties officeooo:rsid="00215191"/>
    </style:style>
    <style:style style:name="T22" style:family="text">
      <style:text-properties officeooo:rsid="002cfc8e"/>
    </style:style>
    <style:style style:name="T23" style:family="text">
      <style:text-properties officeooo:rsid="002d8bc8"/>
    </style:style>
    <style:style style:name="T24" style:family="text">
      <style:text-properties officeooo:rsid="002e9118"/>
    </style:style>
    <style:style style:name="T25" style:family="text">
      <style:text-properties officeooo:rsid="0031a387"/>
    </style:style>
    <style:style style:name="T26" style:family="text">
      <style:text-properties officeooo:rsid="0031ecf1"/>
    </style:style>
    <style:style style:name="T27" style:family="text">
      <style:text-properties officeooo:rsid="00329d97"/>
    </style:style>
    <style:style style:name="T28" style:family="text">
      <style:text-properties officeooo:rsid="0033f247"/>
    </style:style>
    <style:style style:name="T29" style:family="text">
      <style:text-properties officeooo:rsid="0034edc8"/>
    </style:style>
    <style:style style:name="T30" style:family="text">
      <style:text-properties officeooo:rsid="0036565b"/>
    </style:style>
    <style:style style:name="T31" style:family="text">
      <style:text-properties officeooo:rsid="00386eee"/>
    </style:style>
    <style:style style:name="T32" style:family="text">
      <style:text-properties officeooo:rsid="0039563c"/>
    </style:style>
    <style:style style:name="T33" style:family="text">
      <style:text-properties officeooo:rsid="003ab8fb"/>
    </style:style>
    <style:style style:name="T34" style:family="text">
      <style:text-properties officeooo:rsid="003cad5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Wstep<text:span text:style-name="T7">(teoria, wyjaśnianie pojęć, odniesienie do znanych wyników)</text:span></text:p>
      <text:p text:style-name="P12">2.Opis algorytmów <text:span text:style-name="T7">i interfejsu</text:span></text:p>
      <text:p text:style-name="P13"><text:span text:style-name="T7">3</text:span>.<text:span text:style-name="T7">Technologie i opis implementacji </text:span></text:p>
      <text:p text:style-name="P13"><text:span text:style-name="T7">4.</text:span>Opis problemów i wyniki testów <text:span text:style-name="T7">(porównać wyniki z innymi metodami, powtarzalność wyników, dobór parametrów)</text:span></text:p>
      <text:p text:style-name="P13"/>
      <text:p text:style-name="P13"/>
      <text:p text:style-name="P11"/>
      <text:p text:style-name="P11">Wstęp</text:p>
      <text:p text:style-name="P55"><text:span text:style-name="T14">Celem pracy było zaimplementowanie biblioteki, udostępniającej funkcje ułatwiające </text:span><text:span text:style-name="T15">eksplorację rozwiązań związanych z uczeniem maszynowym formuł logicznych. Biblioteka udostępnia implementacje algorytmu </text:span><text:span text:style-name="T18">uczenia </text:span><text:span text:style-name="T16">zaproponowanego przez Jacka Krzaczkowskiego. Wykorzystuje on metodę PAC-Learningu(</text:span><text:span text:style-name="T15">Probably Approximately Correct Learning</text:span><text:span text:style-name="T16">), </text:span><text:span text:style-name="T18">która bazuje na prawdopodobieństwie</text:span><text:span text:style-name="T16">. </text:span><text:span text:style-name="T17">Algorytm </text:span><text:span text:style-name="T18">uznaje się za </text:span><text:span text:style-name="T17">zgodny z tą metodą jeśli posiadając wystarczająco dużą liczbę danych treningowych będzie w stanie wygenerować model </text:span><text:span text:style-name="T18">na tyle </text:span><text:span text:style-name="T17">bliski poprawnemu, </text:span><text:span text:style-name="T18">że w </text:span><text:span text:style-name="T17">większości przypadków </text:span><text:span text:style-name="T18">będzie zwracał wyniki zgodne z prawdą.</text:span></text:p>
      <text:p text:style-name="P54"><text:span text:style-name="T15"><text:tab/></text:span><text:span text:style-name="T18">Drugim </text:span><text:span text:style-name="T15">z problemów jakie rozwiązuje biblioteka jest </text:span><text:span text:style-name="T17">uproszczenie procesu przetwarzania danych poprzez udostępnienie funkcji, które zarówno kodują dane na binarne jak i zapamiętują reguły według, których takie kodowanie nastąpiło co umożliwia późniejsze automatyczne przetworzenie danych w ten sam sposób do celów praktycznego wykorzystania </text:span><text:span text:style-name="T18">oraz badania formuł logicznych wygenerowanych w procesie uczenia.</text:span></text:p>
      <text:p text:style-name="P53"><text:tab/><text:span text:style-name="T22">Dodatkowo powstał, też interfejs wykorzystujący funkcje biblioteki w celu ułatwienia jej użycia. Interfejs </text:span><text:span text:style-name="T23">posiada 3 główne funkcjonalności, czyli kodowanie danych z plików csv na postać binarną, uruchomienie algorytmu uczenie maszynowego z różnymi parametrami oraz predykcję na podstawie formuł wygenerowanych przez algorytm. </text:span></text:p>
      <text:p text:style-name="P33"/>
      <text:p text:style-name="P32">Klasyfikacja</text:p>
      <text:p text:style-name="P32">Klasyfikacja jest jednym z zadań uczenia maszynowego, które to można sformułować jako znajdowanie reguł oraz wyciąganie wniosków z posiadanych danych. Sama klasyfikacja polega na przypisaniu tzw. klasy decyzyjnej rozpatrywanym danym. <text:span text:style-name="T21">Znane algorytmy powszechnie stosowane do tego problemu to:</text:span></text:p>
      <text:p text:style-name="P32"/>
      <text:p text:style-name="P56">Wcześniejsze prace</text:p>
      <text:p text:style-name="P39">Algorytm <text:span text:style-name="T24">uczenia był już wcześniej rozwijany w pracy magisterskiej Rafała Łopaciuka. W pracy skupiono się, jednak tylko na samym procesie uczenia oraz klasyfikacji binarnej.</text:span></text:p>
      <text:p text:style-name="P35"/>
      <text:p text:style-name="P34"/>
      <text:p text:style-name="P34"/>
      <text:p text:style-name="P29"/>
      <text:p text:style-name="P29"/>
      <text:p text:style-name="P7">Formuły logiczne </text:p>
      <text:p text:style-name="P1"/>
      <text:p text:style-name="P1"><text:span text:style-name="T27">W celu zdefiniowania czym jest formuła logiczna </text:span>ależy wprowdzić następujące pojęcia z algebry boolowskiej.</text:p>
      <text:list xml:id="list2249038848" text:style-name="L1">
        <text:list-item>
          <text:p text:style-name="P60">Literał – zmienna mogąca przyjmować wartość prawda/fałsz</text:p>
        </text:list-item>
        <text:list-item>
          <text:p text:style-name="P60">Klauzula – literały połączone za pomocą operatora logicznego(alternatywy bądź koniunkcji)</text:p>
        </text:list-item>
        <text:list-item>
          <text:p text:style-name="P61">Formuła logiczna – zbiór klauzul połączonych poprzez operator logiczny</text:p>
        </text:list-item>
        <text:list-item>
          <text:p text:style-name="P61">Formuła w koniunkcyjnej postaci normalnej(CNF) – zbiór klauzul połączonych operatorem koniunkcji </text:p>
          <text:p text:style-name="P61"/>
          <text:p text:style-name="P61">(tu przykładowa formuła logiczna)</text:p>
        </text:list-item>
      </text:list>
      <text:p text:style-name="P1"/>
      <text:p text:style-name="P1"><text:soft-page-break/>Algor<text:span text:style-name="T1">ytm uczenia maszynowego ma na celu wygenerować zbiory formuł logicznych w postaci CNF, których zadaniem będzie klasyfikacja przynależności do danej klasy decyzyjnej. </text:span></text:p>
      <text:p text:style-name="P1"/>
      <text:p text:style-name="P1"/>
      <text:p text:style-name="P10"/>
      <text:p text:style-name="P10">Kodowanie danych</text:p>
      <text:p text:style-name="P57">Dane na podstawie, których dokon<text:span text:style-name="T28">ywane jest</text:span> uczenie maszynowe formuł logicznych muszą zostać przetworzone do postaci binarnej. Procedurę taką podzielono na 4 etapy:</text:p>
      <text:list xml:id="list3600782497" text:style-name="L2">
        <text:list-item>
          <text:p text:style-name="P62">Uzupełnienie bądź eliminacja wierszy lub kolumn z brakującymi danymi. Do osiągnięcia tego celu wykorzystane zostały metody statystyczne</text:p>
        </text:list-item>
        <text:list-item>
          <text:p text:style-name="P62">Konwersja liczb zmiennoprzecinkowych na wartości całkowite</text:p>
        </text:list-item>
        <text:list-item>
          <text:p text:style-name="P62">Konwersja obiektów(np. Wartości typu znakowego) na liczby całkowite</text:p>
        </text:list-item>
        <text:list-item>
          <text:p text:style-name="P66">Zakodowanie wartości typu całkowitoliczobowego do postaci ciągu binarnego. W przypadku dużej ilości wartości unikatowych w zbiorze zastosowano ograniczenie wartości do przedziałów, gdzie liczby znajdujące się w danym przedziale otrzymują ten sam odpowiednik w postaci binarnej.</text:p>
        </text:list-item>
      </text:list>
      <text:p text:style-name="P58">Stworzona biblioteka zawiera zestaw gotowych funkcji, które można wykorzystać w celu przeprowadzenia całego procesu.</text:p>
      <text:p text:style-name="P58"/>
      <text:p text:style-name="P9">Generowanie formuł logicznych </text:p>
      <text:p text:style-name="P26">W celu naucz<text:span text:style-name="T28">a</text:span>nia formuł generowane są formuły dwóch typów:</text:p>
      <text:list xml:id="list1089726114" text:style-name="L3">
        <text:list-item>
          <text:p text:style-name="P67">Formuły, które są spełniane <text:span text:style-name="T6">dla danych treningowych z danej klasy decyzyjnej</text:span></text:p>
        </text:list-item>
        <text:list-item>
          <text:p text:style-name="P69">Formuły, które są niespełniane dla danych treningowych z innej klasy decyzyjnej</text:p>
        </text:list-item>
      </text:list>
      <text:p text:style-name="P28">Pierwsz<text:span text:style-name="T28">y</text:span> z typów formuł ma rozpoznawać, które dane binarne prawdopodobnie przynależą do danej klasy decyzyjnej, natomiast zadaniem drugiego jest zwiększenie prawdopodobieństwa, że dane nie będą należeć do innej klasy decyzyjnej.</text:p>
      <text:p text:style-name="P28"/>
      <text:p text:style-name="P15">Ocena jakości formuł logicznych </text:p>
      <text:p text:style-name="P31">W celu oceny jakości formuł logicznych <text:span text:style-name="T28">w trakcie procesu uczenia</text:span> zastosowano metrykę o nazwie „miara F”(ang. F-measure). Motywacją do zastosowania tej techniki była jej odporność na nierówną ilość przykładów treningowych przypisanych do danej klasy decyzyjnej. Zapobiega to sytuacji, w której za najbardziej jakościowe formuły zostają uznawane takie, które zawsze przewidują przynależność do klasy decyzyjnej z największą liczebnością w zbiorze treningowym. <text:span text:style-name="T9">Zasadność użycia tej techniki została poparta testami opisanymi w części praktycznej.</text:span></text:p>
      <text:p text:style-name="P31"><text:tab/><text:span text:style-name="T29">Natomiast w celu ostatecznej oceny jakości modelu dokonywane jest sprawdzenie procentu poprawności wyników dla zbioru testowego.</text:span></text:p>
      <text:p text:style-name="P31"/>
      <text:p text:style-name="P17">Ogólna zasada działania algorytmu uczenia</text:p>
      <text:p text:style-name="P38">Algorytm działa <text:span text:style-name="T29">na dwóch zbiorach testowym i treningowym </text:span>w określonej liczbie iteracji. <text:span text:style-name="T29">Zbiory te powstają w wyniku podzielenia posiadanego zbioru w stosunku 70% na zbiór treningowy oraz 30% na zbiór testowy.</text:span></text:p>
      <text:p text:style-name="P38"><text:tab/> Każda z iteracji losuje określoną ilość formuł zgodnie <text:span text:style-name="T29">z wcześniej wspomnianymi zasadami generowania formuł logicznych.</text:span> Następnie każda z formuł jest oceniana <text:span text:style-name="T29">pod względem jakości. </text:span><text:span text:style-name="T20">W każdej kolejne iteracji kroki są powtarzane w celu wyłonienia formuł, które osiągną najlepsze wyniki na danych treningowych. Czynności te są </text:span><text:span text:style-name="T29">powtarzane dla</text:span><text:span text:style-name="T20"> każdej klasy decyzyjnej.</text:span></text:p>
      <text:p text:style-name="P38"/>
      <text:p text:style-name="P19">Metoda dokonywania predykcji </text:p>
      <text:p text:style-name="P59"><text:span text:style-name="T10">Predykcja klasy decyzyjnej jest dokonywana na podstawie głosowania formuł przynależących do danej klasy decyzyjnej. Wybierana jest ta klasa decyzyjna, w której </text:span><text:span text:style-name="T19">dla rozpatrywanego wiersza danych binarnych </text:span><text:span text:style-name="T10">najwięcej formuł zostało </text:span><text:span text:style-name="T19">przez niego spełnionych.</text:span></text:p>
      <text:p text:style-name="P71"/>
      <text:p text:style-name="P71"/>
      <text:p text:style-name="P19"><text:soft-page-break/>Technologie i opis implementacji </text:p>
      <text:p text:style-name="P19"/>
      <text:p text:style-name="P19">Ogólny opis implementacji</text:p>
      <text:p text:style-name="P40">W ramach pracy powstały 2 biblioteki. Pierwsza z nich zawiera zestawy klas oraz funkcji <text:span text:style-name="T30">pomocnych w uczeniu maszynowym formuł oraz implementuje sam algorytm uczenia [przypis]. Biblioteka została stworzona w języku C++ z racji na jego przewagę wydajnościową nad językim takim jak Python. </text:span></text:p>
      <text:p text:style-name="P72"><text:tab/>Druga z nich odpowiedzialna za uproszczenie procesu przetwarzanie danych do postaci binarnej oraz wykorzystania wygenerowanych formuł logicznych w celu predykcji. Technologią wykorzystaną w tym wypadku jest język Python z uwagi na liczną liczbę modułów, które znacznie uproszczają procesy związane z przetwarzaniem danych.</text:p>
      <text:p text:style-name="P40"><text:tab/><text:span text:style-name="T30">Całość projektu została spojona poprzez stworzenie aplikacji desktopowej w języku Python z wykorzystaniem biblioteki PyQt5. Aplikacja udostępnia interfejs użytkownika, który korzysta z obu stworzonych bibliotek i pozwala przeprowadzić użytkownika przez całość procesu uczenia maszynowego.</text:span></text:p>
      <text:p text:style-name="P40"/>
      <text:p text:style-name="P21">Biblioteka uczenia maszynowego</text:p>
      <text:p text:style-name="P42">Biblioteka została podzielona na kilka <text:span text:style-name="T33">plików, z których każdy jest wykorzystywany przez główny algorytm implementowany przez bibliotekę, pliki te można wykorzystać również osobno w celu opracowania własnego algorytmu.</text:span></text:p>
      <text:p text:style-name="P42"/>
      <text:p text:style-name="P23">Definicje typów</text:p>
      <text:p text:style-name="P42">P<text:span text:style-name="T33">lik </text:span>zawiera definicje struktur danych udostępnianych oraz wykorzystywanych przez bibliotekę. Zawiera między innymi struktury takie jak formuła logiczna czy też struktura do przechowywania danych binarnych. Przykładowe struktury danych zostały zaprezentowane na listingach numer X,Y,Z.</text:p>
      <text:p text:style-name="P41"/>
      <text:p text:style-name="P21">Moduł do generowania formuł logicznych</text:p>
      <text:p text:style-name="P41">Moduł ten został zaimplementowany jako klasa udostępniająca 3 metody <text:span text:style-name="T31">generujące formuły logiczne </text:span><text:span text:style-name="T32">w postaci klauzul CNF</text:span><text:span text:style-name="T31"> zgodne z wcześniej opisanym typami:</text:span></text:p>
      <text:list xml:id="list2313621561" text:style-name="L4">
        <text:list-item>
          <text:p text:style-name="P73">Pozytywne – formuły te są generowane na podstawie <text:span text:style-name="T32">wylosowania atrybutów przypisasnych do klasy decyzyjnej, do której ma należeć formuła. Z podanych danych treningowych tworzone są literały zgodnie z następującymi zasadami. Literał jest oznaczany jako pozytywny, gdy wylosowany atrybut ma wartość 1, w przeciwnym wypadku jest oznaczany jako negatywny. Tak tworzone literały są zbierane w klauzule, a następnie z tych klauzul powstaje całość formuły. Losowanie stara się nie powtarzać wcześniej wylosowanych wierszy oraz kolumn w obrębie jednej formuły logicznej.</text:span></text:p>
        </text:list-item>
        <text:list-item>
          <text:p text:style-name="P74">Negatywne - <text:s/><text:span text:style-name="T31">formuły te są generowane na podstawie </text:span>wylosowania atrybutów przypisasnych do innej klasy decyzyjnej niż ta, do której ma należeć generowana formuła. Literały powstają w sposób odwrotny niż w wypadku formuł pozytywnych. Losowanie stara się nie powtarzać tylko wierszy. </text:p>
        </text:list-item>
      </text:list>
      <text:p text:style-name="P43">Bibliotek pozwala zarówno na generowanie osobno każdego z typów formuł jak i na wygenerowanie zbioru formuł równo podzielonego na formuły typu pozytywnego jak i negatywnego. Listing X zawiera definicje udostępnianych metod. </text:p>
      <text:p text:style-name="P43"/>
      <text:p text:style-name="P22">Moduł do <text:span text:style-name="T32">ewaluacji </text:span>formuł logicznych</text:p>
      <text:p text:style-name="P44">Moduł ten zawiera zestaw metod pozwalających na ocenę oraz sprawdzenie spełnialności formuł logicznych:</text:p>
      <text:list xml:id="list3061431680" text:style-name="L5">
        <text:list-item>
          <text:p text:style-name="P75">Metoda sprawdzająca spełnialność formuły logicznej dla danego wiersza danych</text:p>
        </text:list-item>
        <text:list-item>
          <text:p text:style-name="P75">Metoda przeprowadzająca głosowanie na daną klasę decyzyjną. Przyjmuje ona zbiór wszystkich wygenerowanych formuł oraz wiersz do sklasyfikowania.</text:p>
        </text:list-item>
        <text:list-item>
          <text:p text:style-name="P75"><text:soft-page-break/>Metoda obliczająca „miarę F” dla danej formuły oraz rozpatrywanego zbioru danych binarnych</text:p>
        </text:list-item>
        <text:list-item>
          <text:p text:style-name="P75">Metoda obliczają procent poprawności wyników dla danej formuły oraz rozpatrywanego zbioru danych </text:p>
        </text:list-item>
      </text:list>
      <text:p text:style-name="P44"/>
      <text:p text:style-name="P64">Algorytm</text:p>
      <text:p text:style-name="P45">Kod algorytmu wykorzystuje wcześniej wspomniane moduły przyjmuje określone stałe parametry oraz dane treningowe w celu przeprowadzenia procesu uczenia. W każdej iteracji generowana jest określona przez stałą ilość formuł dla każdej klasy decyzyjnej z użyciem modułu generującego formuły. Następnie każda z formuł jest oceniana na podstawie danych treningowych zgodnie z „miarą F” implementowaną przez moduł do ewaluacji. Proces jest powtarzany przez określoną stałą liczbę iteracji. W każdej iteracji nowo wygenerowane formuły są sortowane pod względem jakości i następnie ze sobą porównywane. Jeśli formuła w zbiorze nowo wygenerowanych formuł na danym indeksie ma wynik lepszy niż formuła w docelowym zbiorze to formuła zostaje zapisana na jej miejsce, a stara formuła zajmuje miejsce najsłabszej w zbiorze docelowym. <text:span text:style-name="T34">W ten sposób otrzymywany jest zbiór formuły z jak najlepszą jakością.</text:span></text:p>
      <text:p text:style-name="P41"/>
      <text:p text:style-name="P21">Opis biblioteki do przetwarzania danych </text:p>
      <text:p text:style-name="P21"/>
      <text:p text:style-name="P2"/>
      <text:p text:style-name="P19"/>
      <text:p text:style-name="P19">Kodowanie danych binarnych in detail</text:p>
      <text:p text:style-name="P2"/>
      <text:p text:style-name="P2">Pierwszym z problemów, które trzeba rozwiązać jest zakodowanie danych uczących, które mogą być różnego typu do postaci binarnej. Pozwoli to na generowanie formuł logicznych na podstawie takiego zbioru. </text:p>
      <text:p text:style-name="P2"/>
      <text:p text:style-name="P3">Na początku należy uzupełnić braki w danych, bądź wyeliminować atrybuty <text:span text:style-name="T2">lub </text:span>wiersze, w których braki są zbyt duże. Domyślna konfiguracja przyjmuje następujące progi.</text:p>
      <text:p text:style-name="P3"/>
      <text:list xml:id="list3779874660" text:style-name="L6">
        <text:list-item>
          <text:p text:style-name="P77">Jeśli braki w danych w atrybucie to mniej niż 10%:</text:p>
        </text:list-item>
      </text:list>
      <text:list xml:id="list2057160224" text:style-name="L7">
        <text:list-item>
          <text:p text:style-name="P78">Jeśli atrybut jest liczbowy to wypełniamy brakujące wartości za pomocą wartości średniej</text:p>
        </text:list-item>
        <text:list-item>
          <text:p text:style-name="P78">Jeśli jest to atrybut kategoryczny to wypełniamy brakujące wartości poprzez przypisanie <text:tab/>kategorii „Nie przypisano”</text:p>
        </text:list-item>
      </text:list>
      <text:list xml:id="list2163843482" text:style-name="L8">
        <text:list-item>
          <text:p text:style-name="P79">Jeśli braki w danych są pomiędzy 10 a 40% to kasujemy cały rekord z danymi </text:p>
        </text:list-item>
        <text:list-item>
          <text:p text:style-name="P79">Jeśli braki to więcej niż 40% to usuwamy cały atrybut </text:p>
        </text:list-item>
      </text:list>
      <text:p text:style-name="P3"/>
      <text:p text:style-name="P4">Następnym krokiem jest konwersja wszystkich atrybutów na typ całkowitoliczbowy. </text:p>
      <text:p text:style-name="P4"/>
      <text:p text:style-name="P4">Liczby zmiennoprzecinkowe w zależności od interpretacji danych oraz liczby miejsc po przecinku należy przemnożyć przez odpowiednią wartość i uciąć część ułamkową liczby. </text:p>
      <text:p text:style-name="P4">Algorytm kodowania przyjmuje liczbę 100 jako domyślną wartość mnożnika.</text:p>
      <text:p text:style-name="P4"><text:tab/><text:span text:style-name="T3">W przypadku pozostałych typów danych(obiektów) każda unikalna wartość dostaje swój odpowiednik liczbowy. W przypadku zbyt dużej liczby unikalnych wartości w takiej kolumnie atrybut jest całkowicie kasowany, ponieważ zbyt duża liczba różnych wartości mogłaby zaburzyć wyniki oraz wydłużyć czas uczenia. Domyślnie przyjętym progiem jest wartość 20.</text:span></text:p>
      <text:p text:style-name="P5"><text:tab/><text:span text:style-name="T3">Ostatnim krokiem jest przekonwertowanie danych liczbowych na na dane binarne. </text:span><text:span text:style-name="T4">W tym celu dane liczbowe dzielimy na przedziały wartości. Zakres oraz ilość takich przedziałów jest zależny od tego jak wygląda zbiór wartości oraz od indywidualnej interpretacji danych. Następnie każdemu z tych przedziałów przypisujemy kolejne wartości liczbowe. </text:span><text:span text:style-name="T5">Przy małej liczbie różnych wartości stosowanie przedziałów można pominąć.</text:span></text:p>
      <text:p text:style-name="P6"><text:soft-page-break/><text:tab/></text:p>
      <text:p text:style-name="P5"><text:span text:style-name="T4">Algorytm kodowania </text:span><text:span text:style-name="T5">wartości całkowitoliczbowych </text:span><text:span text:style-name="T4">na wartości binarne działa następujaco:</text:span></text:p>
      <text:p text:style-name="P6"><text:s/>1.Weź maksymalną wartość ze zbioru liczb</text:p>
      <text:p text:style-name="P5"><text:s/><text:span text:style-name="T4">2.Przygotuj tablicę zer o długości równej maksymalnej wartości ze zbioru</text:span></text:p>
      <text:p text:style-name="P6"><text:s/>3.Ustaw wartość 1 na bicie odpowiadającym danej wartości </text:p>
      <text:p text:style-name="P6"/>
      <text:p text:style-name="P24">Tak przygotowane dane binarne są gotowe do wykorzystania w algorytmie uczenia formuł logicznych.</text:p>
      <text:p text:style-name="P24"/>
      <text:p text:style-name="P8">Generowanie formuł logicznych </text:p>
      <text:p text:style-name="P25">W celu nauczenia formuł generowane są formuły dwóch typów:</text:p>
      <text:list xml:id="list215641105793924" text:continue-list="list1089726114" text:style-name="L3">
        <text:list-item>
          <text:p text:style-name="P68">Formuły, które są spełniane <text:span text:style-name="T6">dla danych treningowych z danej klasy decyzyjnej</text:span></text:p>
        </text:list-item>
        <text:list-item>
          <text:p text:style-name="P70">Formuły, które są niespełniane dla danych treningowych z innej klasy decyzyjnej</text:p>
        </text:list-item>
      </text:list>
      <text:p text:style-name="P27">Pierwsza z typów formuł ma rozpoznawać, które dane binarne prawdopodobnie przynależą do danej klasy decyzyjnej, natomiast zadaniem drugiego jest zwiększenie prawdopodobieństwa, że dane nie będą należeć do innej klasy decyzyjnej. Procedura generowania obu typów formuł bazuje na [przypis]. </text:p>
      <text:p text:style-name="P27"/>
      <text:p text:style-name="P14">Ocena jakości formuł logicznych </text:p>
      <text:p text:style-name="P30">W celu oceny jakości formuł logicznych zastosowano metrykę o nazwie „miara F”(ang. F-measure). Motywacją do zastosowania tej techniki była jej odporność na nierówną ilość przykładów treningowych przypisanych do danej klasy decyzyjnej. Zapobiega to sytuacji, w której za najbardziej jakościowe formuły zostają uznawane takie, które zawsze przewidują przynależność do klasy decyzyjnej z największą liczebnością w zbiorze treningowym. <text:span text:style-name="T9">Zasadność użycia tej techniki została poparta testami opisanymi w części praktycznej.</text:span></text:p>
      <text:p text:style-name="P14"/>
      <text:p text:style-name="P27"/>
      <text:p text:style-name="P16">Ogólna zasada działania algorytmu uczenia</text:p>
      <text:p text:style-name="P50"><text:span text:style-name="T10">Algorytm działa w określonej liczbie iteracji. Każda z iteracji losuje określoną ilość formuł zgodnie z zasadami opisanymi [odnośnik]. Następnie każda z formuł jest oceniana zgodnie z opisem [odnośnik]. </text:span><text:span text:style-name="T11">W każdej kolejne iteracji kroki są powtarzane w celu wyłonienia formuł, które osiągną najlepsze wyniki na danych treningowych. Czynności te są wykonywane dla każdej klasy decyzyjnej. Ostateczny wynik jest sprawdzany na danych testowych, <text:s/>czyli takich, które nie były używane w procesie treningu. Sprawdzenie skute</text:span></text:p>
      <text:p text:style-name="P20"/>
      <text:p text:style-name="P19">Metoda dokonywania predykcji </text:p>
      <text:p text:style-name="P32">Predykcja klasy decyzyjnej jest dokonywana na podstawie głosowania formuł przynależących do danej klasy decyzyjnej. Wybierana jest ta klasa decyzyjna, w której najwięcej formuł zostało spełnionych dla danych binarnych, które są poddawane klasyfikacji.</text:p>
      <text:p text:style-name="P32"/>
      <text:p text:style-name="P36">4. Testy</text:p>
      <text:p text:style-name="P18">Opis problemów</text:p>
      <text:p text:style-name="P51"><text:span text:style-name="T10">W celu oceny skuteczności rozwiązań implementowanych przez bibliotekę przeprowadzono testy na 5 zbiorach danych o różnej charakterystyce. </text:span><text:span text:style-name="T13">Każdy z tych zbiorów umożliwił przetestowanie różnych skrajnych przypadków, </text:span></text:p>
      <text:p text:style-name="P51"><text:span text:style-name="T10"><text:tab/>Pierwszym z nich jest dobrze znany w świecie uczenia maszynowego zbiór danych o nazwie Iris. Zbiór zawiera dane, o różnych gatunkach kwiatu o nazwie Iris. Gatunki te noszą nazwę Setosa, Versicolor i Virginica. Dla każdego gatunku przypisane jest po 50 próbek danych, które zawierają 4 atrybuty: długość kielicha, szerokość kielicha, długość płatka oraz szerokość płatka. </text:span><text:span text:style-name="T12">Zbiór ten jest przykładem zbioru ze zbalansowaną ilością przykładów uczących dla danej klasy decyzyjnej oraz przykładem zbioru wielklasowego.</text:span></text:p>
      <text:p text:style-name="P51"><text:soft-page-break/><text:span text:style-name="T12"><text:tab/>Drugim jest zbiór o nazwie Spambase. Zawiera on 2788 wierszy danych, które zawierają atrybuty charakteryzujące normalną wiadomość email oraz 1813 próbek danych charakteryzujących wiadomość będące spamem. Zbiór ten zawiera 58 atrybutów opisujących częstość występowania danych słów czy też statystyki takie jak średnia długość słowa, </text:span><text:span text:style-name="T13">średnia długość linii, średnia ilość wielkich liter itp. Zbiór ten charakteryzuje się niezbalansowaną ilością próbek danych reprezentującej daną klasę decyzyjną oraz bardzo dużą ilością różnych atrybutów.</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6"/>
      <text:p text:style-name="P47">Spam dataset </text:p>
      <text:p text:style-name="P47">Liczba literałów w klauzuli w liczbie 10 pomogła w osiągnięciu stabilności wyników. <text:s/>Parametry – klauzule(3), literały(10), populacje (300). <text:span text:style-name="T25">Niezbalansowany dataset zwiększa czas uczenia. </text:span><text:span text:style-name="T26">Badania pokazały, że średnie wyniki są zawsze lepsze dla bardziej licznego zbioru.</text:span></text:p>
      <text:p text:style-name="P47"/>
      <text:p text:style-name="P48">Iris dataset</text:p>
      <text:p text:style-name="P48">Można zauważyć, że zastosowanie niestałej liczby literałów pomogło osiągnąć wyniki rzędu 90% skuteczności na jednej formule </text:p>
      <text:p text:style-name="P48"/>
      <text:p text:style-name="P49">Heart dataset </text:p>
      <text:p text:style-name="P49">Badania wykazały, że 1000 populacji nie generuje wcale lepszych wyników, <text:span text:style-name="T8">optymalną wartością populacji przy, której osiągnięto największa stabilność wyników jest 300.</text:span></text:p>
      <text:p text:style-name="P52">Testy pokazały, że dla mniejszych zbiorów danych warto zwiększyć maksymalną ilość przedziałów.</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3T16:06:51.441550045</meta:creation-date>
    <dc:date>2023-08-15T21:56:40.135908059</dc:date>
    <meta:editing-duration>PT3H29M6S</meta:editing-duration>
    <meta:editing-cycles>23</meta:editing-cycles>
    <meta:generator>LibreOffice/7.3.7.2$Linux_X86_64 LibreOffice_project/30$Build-2</meta:generator>
    <meta:document-statistic meta:table-count="0" meta:image-count="0" meta:object-count="0" meta:page-count="6" meta:paragraph-count="106" meta:word-count="2122" meta:character-count="16013" meta:non-whitespace-character-count="13967"/>
  </office:meta>
</office:document-meta>
</file>